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ro17" style:family="table-row">
      <style:table-row-properties style:row-height="1.3cm" fo:break-before="auto" style:use-optimal-row-height="false"/>
    </style:style>
    <style:style style:name="ro18" style:family="table-row">
      <style:table-row-properties style:row-height="3.902cm" fo:break-before="auto" style:use-optimal-row-height="false"/>
    </style:style>
    <style:style style:name="ro19"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7">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8">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ext:p/>
            <text:p/>
            <text:p>Non, pourquoi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9">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style-name="ce10" office:value-type="string" calcext:value-type="string">
            <text:p>ORL : Pas de croisement, ou alors rotoscopie (un à jardin, l’autre à cour)</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28:39.468992441</dc:date>
    <meta:editing-duration>PT9H12M23S</meta:editing-duration>
    <meta:editing-cycles>153</meta:editing-cycles>
    <meta:generator>LibreOffice/7.0.4.2$Linux_X86_64 LibreOffice_project/00$Build-2</meta:generator>
    <meta:document-statistic meta:table-count="1" meta:cell-count="208" meta:object-count="0"/>
  </office:meta>
</office:document-meta>
</file>